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45cm" svg:height="8.631cm" svg:x="0.055cm" svg:y="0.9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7-11T16:06:23.447217549</dc:date>
    <meta:editing-duration>PT3M21S</meta:editing-duration>
    <meta:editing-cycles>17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46cm" svg:height="8.632cm" xlink:href="." xlink:type="simple" chart:class="chart:scatter" chart:style-name="ch1">
        <chart:plot-area chart:style-name="ch2" chart:data-source-has-labels="both" svg:x="0.306cm" svg:y="0.172cm" svg:width="14.734cm" svg:height="8.288cm">
          <chartooo:coordinate-region svg:x="0.848cm" svg:y="0.371cm" svg:width="14.098cm" svg:height="7.89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7333333333333">
                <text:p>1.97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4666666666667">
                <text:p>1.94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89333333333333">
                <text:p>1.89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81333333333333">
                <text:p>1.81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78666666666667">
                <text:p>1.78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70666666666667">
                <text:p>1.70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65333333333333">
                <text:p>1.65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62666666666667">
                <text:p>1.62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57333333333333">
                <text:p>1.57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54666666666667">
                <text:p>1.54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49333333333333">
                <text:p>1.49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46666666666667">
                <text:p>1.4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41333333333333">
                <text:p>1.41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38666666666667">
                <text:p>1.38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30666666666667">
                <text:p>1.30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25333333333333">
                <text:p>1.25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22666666666667">
                <text:p>1.22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17333333333333">
                <text:p>1.17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14666666666667">
                <text:p>1.14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09333333333333">
                <text:p>1.09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01333333333333">
                <text:p>1.01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906666666666667">
                <text:p>0.90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853333333333334">
                <text:p>0.853333333333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826666666666667">
                <text:p>0.82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773333333333333">
                <text:p>0.77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746666666666667">
                <text:p>0.74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693333333333333">
                <text:p>0.69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613333333333333">
                <text:p>0.613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586666666666667">
                <text:p>0.586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506666666666667">
                <text:p>0.506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453333333333334">
                <text:p>0.453333333333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373333333333334">
                <text:p>0.3733333333333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346666666666667">
                <text:p>0.346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293333333333333">
                <text:p>0.29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133333333333334">
                <text:p>0.133333333333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106666666666667">
                <text:p>0.106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0533333333333335">
                <text:p>0.05333333333333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0266666666666668">
                <text:p>0.02666666666666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0266666666666664">
                <text:p>-0.02666666666666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0533333333333332">
                <text:p>-0.05333333333333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0800000000000001">
                <text:p>-0.0800000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106666666666666">
                <text:p>-0.1066666666666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186666666666667">
                <text:p>-0.186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213333333333333">
                <text:p>-0.213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266666666666667">
                <text:p>-0.266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293333333333333">
                <text:p>-0.293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346666666666667">
                <text:p>-0.34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373333333333333">
                <text:p>-0.37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426666666666667">
                <text:p>-0.426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453333333333333">
                <text:p>-0.453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506666666666666">
                <text:p>-0.5066666666666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533333333333333">
                <text:p>-0.5333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586666666666666">
                <text:p>-0.5866666666666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613333333333333">
                <text:p>-0.613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693333333333333">
                <text:p>-0.69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746666666666667">
                <text:p>-0.7466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773333333333333">
                <text:p>-0.7733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826666666666667">
                <text:p>-0.8266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853333333333334">
                <text:p>-0.8533333333333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906666666666667">
                <text:p>-0.9066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933333333333334">
                <text:p>-0.9333333333333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986666666666667">
                <text:p>-0.986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01333333333333">
                <text:p>-1.013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06666666666667">
                <text:p>-1.06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09333333333333">
                <text:p>-1.093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14666666666667">
                <text:p>-1.146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17333333333333">
                <text:p>-1.17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22666666666667">
                <text:p>-1.226666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25333333333333">
                <text:p>-1.25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.30666666666667">
                <text:p>-1.306666666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.38666666666667">
                <text:p>-1.3866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41333333333333">
                <text:p>-1.41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46666666666667">
                <text:p>-1.4666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.49333333333333">
                <text:p>-1.4933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54666666666667">
                <text:p>-1.546666666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57333333333333">
                <text:p>-1.573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62666666666667">
                <text:p>-1.6266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65333333333333">
                <text:p>-1.65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70666666666667">
                <text:p>-1.706666666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73333333333333">
                <text:p>-1.733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78666666666667">
                <text:p>-1.7866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81333333333333">
                <text:p>-1.813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86666666666667">
                <text:p>-1.86666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89333333333333">
                <text:p>-1.893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94666666666667">
                <text:p>-1.94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97333333333333">
                <text:p>-1.973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